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9000000254EC66BDC9E028A13.png" manifest:media-type="image/png"/>
  <manifest:file-entry manifest:full-path="Pictures/100055C500000F4C0000031AA424FA8BD41AC5D7.svg" manifest:media-type="image/svg+xml"/>
  <manifest:file-entry manifest:full-path="Pictures/100002010000000F000000350F523FF7A530A977.png" manifest:media-type="image/png"/>
  <manifest:file-entry manifest:full-path="Pictures/1000121B0000013E00000457054CD229EC0D676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10.062cm" fo:min-width="21.09cm"/>
    </style:style>
    <style:style style:name="gr2" style:family="graphic" style:parent-style-name="objectwithoutfill">
      <style:graphic-properties draw:stroke="solid" svg:stroke-width="0.318cm" svg:stroke-color="#00a933" draw:marker-start="" draw:marker-start-width="0.678cm" draw:marker-end="" draw:marker-end-width="0.778cm" draw:fill="solid" draw:textarea-vertical-align="middle" fo:padding-top="0.285cm" fo:padding-bottom="0.285cm" fo:padding-left="0.41cm" fo:padding-right="0.41cm"/>
    </style:style>
    <style:style style:name="gr3" style:family="graphic" style:parent-style-name="objectwithoutfill">
      <style:graphic-properties draw:stroke="solid" svg:stroke-width="0.318cm" svg:stroke-color="#f10d0c" draw:marker-start="" draw:marker-start-width="0.678cm" draw:marker-end="" draw:marker-end-width="0.778cm" draw:fill="solid" draw:textarea-vertical-align="middle" fo:padding-top="0.285cm" fo:padding-bottom="0.285cm" fo:padding-left="0.41cm" fo:padding-right="0.41cm"/>
    </style:style>
    <style:style style:name="gr4" style:family="graphic" style:parent-style-name="objectwithoutfill">
      <style:graphic-properties draw:stroke="solid" svg:stroke-width="0.318cm" svg:stroke-color="#5983b0" draw:marker-start="" draw:marker-start-width="0.678cm" draw:marker-end="Arrow" draw:marker-end-width="0.778cm" draw:fill="solid" draw:textarea-vertical-align="middle" fo:padding-top="0.285cm" fo:padding-bottom="0.285cm" fo:padding-left="0.41cm" fo:padding-right="0.41cm"/>
    </style:style>
    <style:style style:name="gr5" style:family="graphic" style:parent-style-name="Default_5f_1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6" style:family="graphic" style:parent-style-name="objectwithoutfill">
      <style:graphic-properties draw:stroke="solid" svg:stroke-width="0.318cm" svg:stroke-color="#5983b0" draw:marker-start="" draw:marker-start-width="0.678cm" draw:marker-end="" draw:marker-end-width="0.778cm" draw:fill="solid" draw:textarea-vertical-align="middle" fo:padding-top="0.285cm" fo:padding-bottom="0.285cm" fo:padding-left="0.41cm" fo:padding-right="0.41cm"/>
    </style:style>
    <style:style style:name="gr7" style:family="graphic" style:parent-style-name="Default_5f_1">
      <style:graphic-properties svg:stroke-color="#000000" draw:fill-color="#999999" draw:opacity="64%" draw:textarea-horizontal-align="justify" draw:textarea-vertical-align="middle" draw:auto-grow-height="false" fo:min-height="4.336cm" fo:min-width="0cm"/>
    </style:style>
    <style:style style:name="gr8" style:family="graphic" style:parent-style-name="Default_5f_1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2cm" fo:min-width="0.259cm" fo:padding-top="0.152cm" fo:padding-bottom="0.152cm" fo:padding-left="0.277cm" fo:padding-right="0.277cm"/>
    </style:style>
    <style:style style:name="gr9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0" style:family="graphic" style:parent-style-name="Default_5f_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1" style:family="graphic" style:parent-style-name="Default_5f_1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10.923cm" fo:min-width="0.382cm" fo:padding-top="0.152cm" fo:padding-bottom="0.152cm" fo:padding-left="0.277cm" fo:padding-right="0.277cm"/>
    </style:style>
    <style:style style:name="gr12" style:family="graphic" style:parent-style-name="objectwithoutfill">
      <style:graphic-properties draw:stroke="dash" draw:stroke-dash="Fine_20_Dashed" svg:stroke-width="0.318cm" svg:stroke-color="#5983b0" draw:marker-start="" draw:marker-start-width="0.678cm" draw:marker-end="" draw:marker-end-width="0.778cm" draw:fill="solid" draw:textarea-vertical-align="middle" fo:padding-top="0.285cm" fo:padding-bottom="0.285cm" fo:padding-left="0.41cm" fo:padding-right="0.41cm"/>
    </style:style>
    <style:style style:name="gr13" style:family="graphic" style:parent-style-name="objectwithoutfill">
      <style:graphic-properties draw:stroke="dash" draw:stroke-dash="Line_20_Style_20_2" svg:stroke-width="0.318cm" svg:stroke-color="#5983b0" draw:marker-start="" draw:marker-start-width="0.678cm" draw:marker-end="" draw:marker-end-width="0.778cm" draw:fill="solid" draw:textarea-vertical-align="middle" fo:padding-top="0.285cm" fo:padding-bottom="0.285cm" fo:padding-left="0.41cm" fo:padding-right="0.41cm"/>
    </style:style>
    <style:style style:name="gr14" style:family="graphic" style:parent-style-name="objectwithoutfill">
      <style:graphic-properties draw:stroke="dash" draw:stroke-dash="Line_20_Style_20_2" svg:stroke-width="0.318cm" svg:stroke-color="#00a933" draw:marker-start="" draw:marker-start-width="0.678cm" draw:marker-end="" draw:marker-end-width="0.778cm" draw:fill="solid" draw:textarea-vertical-align="middle" fo:padding-top="0.285cm" fo:padding-bottom="0.285cm" fo:padding-left="0.41cm" fo:padding-right="0.41cm"/>
    </style:style>
    <style:style style:name="gr15" style:family="graphic" style:parent-style-name="Default_5f_1">
      <style:graphic-properties svg:stroke-color="#000000" draw:fill-color="#333333" draw:textarea-vertical-align="middle"/>
    </style:style>
    <style:style style:name="gr16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7" style:family="graphic" style:parent-style-name="objectwithoutfill">
      <style:graphic-properties draw:stroke="dash" draw:stroke-dash="Line_20_Style_20_2" svg:stroke-width="0.318cm" svg:stroke-color="#f10d0c" draw:marker-start="" draw:marker-start-width="0.678cm" draw:marker-end="" draw:marker-end-width="0.778cm" draw:fill="solid" draw:textarea-vertical-align="middle" fo:padding-top="0.285cm" fo:padding-bottom="0.285cm" fo:padding-left="0.41cm" fo:padding-right="0.41cm"/>
    </style:style>
    <style:style style:name="gr18" style:family="graphic" style:parent-style-name="Default_5f_1">
      <style:graphic-properties draw:stroke="none" svg:stroke-color="#000000" draw:fill-color="#333333" draw:opacity="100%" draw:textarea-horizontal-align="justify" draw:textarea-vertical-align="middle" draw:auto-grow-height="false" fo:min-height="0.512cm" fo:min-width="8.695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cm, 0.344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6cm, 0cm, -0.002cm, 0cm)" draw:image-opacity="100%" style:mirror="none"/>
    </style:style>
    <style:style style:name="gr22" style:family="graphic" style:parent-style-name="objectwithoutfill">
      <style:graphic-properties draw:stroke="solid" svg:stroke-width="0.635cm" svg:stroke-color="#f10d0c" draw:marker-start="" draw:marker-start-width="1.153cm" draw:marker-end="" draw:marker-end-width="1.253cm" draw:fill="solid" draw:textarea-vertical-align="middle" fo:padding-top="0.443cm" fo:padding-bottom="0.443cm" fo:padding-left="0.568cm" fo:padding-right="0.568cm"/>
    </style:style>
    <style:style style:name="gr23" style:family="graphic" style:parent-style-name="objectwithoutfill">
      <style:graphic-properties draw:stroke="solid" svg:stroke-width="0.212cm" svg:stroke-color="#5983b0" draw:marker-start="" draw:marker-start-width="0.519cm" draw:marker-end="" draw:marker-end-width="0.619cm" draw:fill="solid" draw:textarea-vertical-align="middle" fo:padding-top="0.232cm" fo:padding-bottom="0.232cm" fo:padding-left="0.357cm" fo:padding-right="0.357cm"/>
    </style:style>
    <style:style style:name="gr24" style:family="graphic" style:parent-style-name="objectwithoutfill">
      <style:graphic-properties draw:stroke="solid" svg:stroke-width="0.212cm" svg:stroke-color="#f10d0c" draw:marker-start="" draw:marker-start-width="0.519cm" draw:marker-end="" draw:marker-end-width="0.619cm" draw:fill="solid" draw:textarea-vertical-align="middle" fo:padding-top="0.232cm" fo:padding-bottom="0.232cm" fo:padding-left="0.357cm" fo:padding-right="0.357cm"/>
    </style:style>
    <style:style style:name="gr25" style:family="graphic" style:parent-style-name="objectwithoutfill">
      <style:graphic-properties draw:stroke="solid" svg:stroke-width="0.212cm" svg:stroke-color="#00a933" draw:marker-start="" draw:marker-start-width="0.519cm" draw:marker-end="" draw:marker-end-width="0.619cm" draw:fill="solid" draw:textarea-vertical-align="middle" fo:padding-top="0.232cm" fo:padding-bottom="0.232cm" fo:padding-left="0.357cm" fo:padding-right="0.357cm"/>
    </style:style>
    <style:style style:name="gr26" style:family="graphic" style:parent-style-name="objectwithoutfill">
      <style:graphic-properties draw:stroke="solid" svg:stroke-width="0.635cm" svg:stroke-color="#5983b0" draw:marker-start="" draw:marker-start-width="1.153cm" draw:marker-end="Arrow" draw:marker-end-width="1.253cm" draw:fill="solid" draw:textarea-vertical-align="middle" fo:padding-top="0.443cm" fo:padding-bottom="0.443cm" fo:padding-left="0.568cm" fo:padding-right="0.568cm"/>
    </style:style>
    <style:style style:name="gr27" style:family="graphic" style:parent-style-name="objectwithoutfill">
      <style:graphic-properties draw:stroke="solid" svg:stroke-width="0.635cm" svg:stroke-color="#5983b0" draw:marker-start="" draw:marker-start-width="1.153cm" draw:marker-end="" draw:marker-end-width="1.253cm" draw:fill="solid" draw:textarea-vertical-align="middle" fo:padding-top="0.443cm" fo:padding-bottom="0.443cm" fo:padding-left="0.568cm" fo:padding-right="0.568cm"/>
    </style:style>
    <style:style style:name="gr28" style:family="graphic" style:parent-style-name="objectwithoutfill">
      <style:graphic-properties draw:stroke="solid" svg:stroke-width="0.635cm" svg:stroke-color="#00a933" draw:marker-start="" draw:marker-start-width="1.153cm" draw:marker-end="" draw:marker-end-width="1.253cm" draw:fill="solid" draw:textarea-vertical-align="middle" fo:padding-top="0.443cm" fo:padding-bottom="0.443cm" fo:padding-left="0.568cm" fo:padding-right="0.568cm"/>
    </style:style>
    <style:style style:name="gr29" style:family="graphic" style:parent-style-name="Default_5f_1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30" style:family="graphic" style:parent-style-name="Default_5f_1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31" style:family="graphic" style:parent-style-name="Default_5f_1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13.006cm" fo:min-width="0.382cm" fo:padding-top="0.152cm" fo:padding-bottom="0.152cm" fo:padding-left="0.277cm" fo:padding-right="0.277cm"/>
    </style:style>
    <style:style style:name="gr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7.311cm" fo:padding-top="0.053cm" fo:padding-bottom="0.053cm" fo:padding-left="0.053cm" fo:padding-right="0.053cm"/>
    </style:style>
    <style:style style:name="gr3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3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4.618cm" fo:padding-top="0.053cm" fo:padding-bottom="0.053cm" fo:padding-left="0.053cm" fo:padding-right="0.053cm"/>
      <style:paragraph-properties style:writing-mode="lr-tb"/>
    </style:style>
    <style:style style:name="gr35" style:family="graphic" style:parent-style-name="Default_5f_1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36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37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9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0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1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2" style:family="graphic" style:parent-style-name="Default_5f_1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43" style:family="graphic" style:parent-style-name="Default_5f_1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44" style:family="graphic" style:parent-style-name="Default_5f_1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4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4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48" style:family="graphic" style:parent-style-name="Default_5f_1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196cm" fo:padding-top="0.166cm" fo:padding-bottom="0.166cm" fo:padding-left="0.291cm" fo:padding-right="0.291cm"/>
    </style:style>
    <style:style style:name="gr49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50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5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5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53" style:family="graphic" style:parent-style-name="Default_5f_1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0.688cm" fo:padding-top="0.166cm" fo:padding-bottom="0.166cm" fo:padding-left="0.291cm" fo:padding-right="0.291cm"/>
    </style:style>
    <style:style style:name="gr5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738cm" fo:min-width="17.596cm" fo:padding-top="0.041cm" fo:padding-bottom="0.041cm" fo:padding-left="0.041cm" fo:padding-right="0.041cm"/>
    </style:style>
    <style:style style:name="gr55" style:family="graphic" style:parent-style-name="objectwithoutfill">
      <style:graphic-properties draw:stroke="dash" draw:stroke-dash="Long_20_Dot" svg:stroke-width="0.318cm" svg:stroke-color="#5983b0" draw:marker-start="" draw:marker-start-width="0.678cm" draw:marker-end="" draw:marker-end-width="0.778cm" draw:fill="solid" draw:textarea-vertical-align="middle" fo:padding-top="0.285cm" fo:padding-bottom="0.285cm" fo:padding-left="0.41cm" fo:padding-right="0.41cm"/>
    </style:style>
    <style:style style:name="gr56" style:family="graphic" style:parent-style-name="objectwithoutfill">
      <style:graphic-properties draw:stroke="dash" draw:stroke-dash="Fine_20_Dotted" svg:stroke-width="0.318cm" svg:stroke-color="#5983b0" draw:marker-start="" draw:marker-start-width="0.678cm" draw:marker-end="" draw:marker-end-width="0.778cm" draw:fill="solid" draw:textarea-vertical-align="middle" fo:padding-top="0.285cm" fo:padding-bottom="0.285cm" fo:padding-left="0.41cm" fo:padding-right="0.41cm"/>
    </style:style>
    <style:style style:name="P1" style:family="paragraph">
      <loext:graphic-properties draw:fill="gradient" draw:fill-color="#dddddd" draw:fill-gradient-name="Gradient_20_54" draw:opacity="100%"/>
      <style:paragraph-properties fo:text-align="center"/>
    </style:style>
    <style:style style:name="P2" style:family="paragraph">
      <loext:graphic-properties draw:fill="solid"/>
      <style:paragraph-properties fo:margin-left="0.051cm" fo:margin-right="0.102cm" fo:text-align="center" fo:text-indent="0.178cm"/>
    </style:style>
    <style:style style:name="P3" style:family="paragraph">
      <loext:graphic-properties draw:fill-color="#333333" draw:opacity="65%"/>
      <style:paragraph-properties fo:text-align="center"/>
    </style:style>
    <style:style style:name="P4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5" style:family="paragraph">
      <loext:graphic-properties draw:fill-color="#999999" draw:opacity="64%"/>
      <style:paragraph-properties fo:text-align="center"/>
    </style:style>
    <style:style style:name="P6" style:family="paragraph">
      <loext:graphic-properties draw:fill="solid" draw:fill-color="#000000" draw:opacity="100%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 draw:fill-color="#333333" draw:opacity="100%"/>
      <style:paragraph-properties fo:text-align="center"/>
    </style:style>
    <style:style style:name="P11" style:family="paragraph">
      <style:paragraph-properties fo:text-align="center" style:writing-mode="lr-tb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-color="#333333" draw:opacity="10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f2" draw:opacity="100%"/>
      <style:paragraph-properties fo:text-align="center"/>
    </style:style>
    <style:style style:name="P17" style:family="paragraph">
      <loext:graphic-properties draw:fill="solid" draw:fill-color="#fff2ff" draw:opacity="100%"/>
      <style:paragraph-properties fo:text-align="center" style:writing-mode="lr-tb"/>
    </style:style>
    <style:style style:name="P18" style:family="paragraph">
      <loext:graphic-properties draw:fill="solid" draw:fill-color="#f2ffff" draw:opacity="100%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weight="bold"/>
    </style:style>
    <style:style style:name="P20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none" draw:fill-color="#b85c00" draw:opacity="10%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10.312cm" svg:x="3.084cm" svg:y="5.35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439cm" svg:y1="13.853cm" svg:x2="27.54cm" svg:y2="10.176cm">
          <text:p/>
        </draw:line>
        <draw:line draw:style-name="gr3" draw:text-style-name="P2" draw:layer="layout" svg:x1="4.112cm" svg:y1="9.456cm" svg:x2="10.684cm" svg:y2="7.064cm">
          <text:p/>
        </draw:line>
        <draw:line draw:style-name="gr3" draw:text-style-name="P2" draw:layer="layout" svg:x1="10.705cm" svg:y1="6.926cm" svg:x2="27.837cm" svg:y2="13.163cm">
          <text:p/>
        </draw:line>
        <draw:line draw:style-name="gr4" draw:text-style-name="P2" draw:layer="layout" svg:x1="0.334cm" svg:y1="7.695cm" svg:x2="3.568cm" svg:y2="8.87cm">
          <text:p/>
        </draw:line>
        <draw:custom-shape draw:style-name="gr5" draw:text-style-name="P3" draw:layer="layout" svg:width="0.203cm" svg:height="2.184cm" svg:x="6.314cm" svg:y="7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.691cm" svg:y1="8.186cm" svg:x2="10.685cm" svg:y2="11.459cm">
          <text:p/>
        </draw:line>
        <draw:line draw:style-name="gr6" draw:text-style-name="P4" draw:layer="layout" svg:x1="10.654cm" svg:y1="11.775cm" svg:x2="17.223cm" svg:y2="9.385cm">
          <text:p/>
        </draw:line>
        <draw:line draw:style-name="gr2" draw:text-style-name="P2" draw:layer="layout" svg:x1="10.66cm" svg:y1="11.456cm" svg:x2="17.194cm" svg:y2="13.831cm">
          <text:p/>
        </draw:line>
        <draw:custom-shape draw:style-name="gr7" draw:text-style-name="P5" draw:layer="layout" svg:width="0.315cm" svg:height="4.586cm" draw:transform="rotate (-0.0872664625997166) translate (8.381cm 4.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813cm" svg:height="1.524cm" svg:x="14.387cm" svg:y="4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4.797cm" svg:y1="6.44cm" svg:x2="14.797cm" svg:y2="7.681cm">
          <text:p/>
        </draw:line>
        <draw:custom-shape draw:style-name="gr10" draw:text-style-name="P9" draw:layer="layout" svg:width="0.822cm" svg:height="0.822cm" svg:x="14.381cm" svg:y="5.191cm">
          <text:p text:style-name="P8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936cm" svg:height="11.227cm" svg:x="14.326cm" svg:y="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822cm" svg:height="0.822cm" svg:x="8.089cm" svg:y="4.539cm">
          <text:p text:style-name="P1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822cm" svg:height="0.822cm" svg:x="5.998cm" svg:y="8.12cm">
          <text:p text:style-name="P1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46cm" svg:y1="9.386cm" svg:x2="23.291cm" svg:y2="11.508cm">
          <text:p/>
        </draw:line>
        <draw:line draw:style-name="gr12" draw:text-style-name="P2" draw:layer="layout" svg:x1="17.46cm" svg:y1="9.386cm" svg:x2="23.339cm" svg:y2="11.524cm">
          <text:p/>
        </draw:line>
        <draw:line draw:style-name="gr13" draw:text-style-name="P2" draw:layer="layout" svg:x1="23.296cm" svg:y1="11.509cm" svg:x2="27.538cm" svg:y2="13.051cm">
          <text:p/>
        </draw:line>
        <draw:line draw:style-name="gr14" draw:text-style-name="P2" draw:layer="layout" svg:x1="23.92cm" svg:y1="11.738cm" svg:x2="28.162cm" svg:y2="13.28cm">
          <text:p/>
        </draw:line>
        <draw:ellipse draw:style-name="gr15" draw:text-style-name="P13" xml:id="id1" draw:id="id1" draw:layer="layout" svg:width="3.116cm" svg:height="2cm" draw:transform="skewX (-0.00802851455917385) rotate (2.79252680319093) translate (28.253cm 14.428cm)" draw:kind="cut" draw:start-angle="88.96" draw:end-angle="271.12">
          <text:p/>
        </draw:ellipse>
        <draw:connector draw:style-name="gr16" draw:text-style-name="P7" draw:layer="layout" draw:type="curve" svg:x1="28.588cm" svg:y1="13.486cm" svg:x2="28.955cm" svg:y2="15.485cm" draw:start-shape="id1" draw:start-glue-point="3" svg:d="M28588 13486c807 0 623 1999 367 1999" svg:viewBox="0 0 586 2000">
          <text:p/>
        </draw:connector>
        <draw:custom-shape draw:style-name="gr10" draw:text-style-name="P9" draw:layer="layout" svg:width="0.822cm" svg:height="0.822cm" svg:x="27.365cm" svg:y="12.74cm">
          <text:p text:style-name="P8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03cm" svg:height="2.184cm" svg:x="19.314cm" svg:y="12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0.822cm" svg:height="0.822cm" svg:x="18.998cm" svg:y="12.82cm">
          <text:p text:style-name="P8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822cm" svg:height="0.822cm" svg:x="2.998cm" svg:y="5.288cm">
          <text:p text:style-name="P1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4.022cm" svg:y1="11.459cm" svg:x2="28.264cm" svg:y2="9.917cm">
          <text:p/>
        </draw:line>
        <draw:line draw:style-name="gr13" draw:text-style-name="P2" draw:layer="layout" svg:x1="23.72cm" svg:y1="11.566cm" svg:x2="27.962cm" svg:y2="10.024cm">
          <text:p/>
        </draw:line>
        <draw:g>
          <draw:custom-shape draw:style-name="gr18" draw:text-style-name="P14" draw:layer="layout" svg:width="9.195cm" svg:height="0.762cm" draw:transform="rotate (-1.5707963267949) translate (4.759cm 5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9.195cm" svg:height="0.762cm" draw:transform="rotate (-1.5707963267949) translate (11.26cm 5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9.195cm" svg:height="0.762cm" draw:transform="rotate (-1.5707963267949) translate (17.761cm 5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9.195cm" svg:height="0.762cm" draw:transform="rotate (-1.5707963267949) translate (23.762cm 5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ellipse draw:style-name="gr15" draw:text-style-name="P13" xml:id="id2" draw:id="id2" draw:layer="layout" svg:width="3.116cm" svg:height="2cm" draw:transform="skewX (-0.00802851455917392) rotate (-2.87979326579064) translate (28.929cm 10.883cm)" draw:kind="cut" draw:start-angle="88.96" draw:end-angle="271.12">
          <text:p/>
        </draw:ellipse>
        <draw:connector draw:style-name="gr16" draw:text-style-name="P7" draw:layer="layout" draw:type="curve" draw:line-skew="-0.165cm" svg:x1="28.662cm" svg:y1="9.919cm" svg:x2="29.367cm" svg:y2="7.523cm" draw:start-shape="id2" draw:start-glue-point="3" svg:d="M28662 9919c675 0 323-2396 705-2396" svg:viewBox="0 0 706 2397">
          <text:p/>
        </draw:connector>
        <draw:custom-shape draw:style-name="gr10" draw:text-style-name="P9" draw:layer="layout" svg:width="0.822cm" svg:height="0.822cm" svg:x="27.404cm" svg:y="9.709cm">
          <text:p text:style-name="P8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822cm" svg:height="0.822cm" svg:x="1.098cm" svg:y="7.688cm">
          <text:p text:style-name="P1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1.159cm" svg:height="1.133cm" svg:x="12.473cm" svg:y="6.18cm">
          <draw:image xlink:href="Pictures/1000121B0000013E00000457054CD229EC0D6765.svg" xlink:type="simple" xlink:show="embed" xlink:actuate="onLoad" loext:mime-type="image/svg+xml">
            <text:p/>
          </draw:image>
          <draw:image xlink:href="Pictures/100002010000000F000000350F523FF7A530A977.png" xlink:type="simple" xlink:show="embed" xlink:actuate="onLoad" loext:mime-type="image/png"/>
        </draw:frame>
        <draw:frame draw:style-name="gr20" draw:text-style-name="P15" draw:layer="layout" svg:width="1.159cm" svg:height="1.522cm" svg:x="12.474cm" svg:y="9.152cm">
          <draw:image xlink:href="Pictures/1000121B0000013E00000457054CD229EC0D6765.svg" xlink:type="simple" xlink:show="embed" xlink:actuate="onLoad" loext:mime-type="image/svg+xml">
            <text:p/>
          </draw:image>
          <draw:image xlink:href="Pictures/100002010000000F000000350F523FF7A530A977.png" xlink:type="simple" xlink:show="embed" xlink:actuate="onLoad" loext:mime-type="image/png"/>
        </draw:frame>
        <draw:frame draw:style-name="gr21" draw:text-style-name="P15" draw:layer="layout" svg:width="1.159cm" svg:height="1.112cm" svg:x="12.475cm" svg:y="12.821cm">
          <draw:image xlink:href="Pictures/1000121B0000013E00000457054CD229EC0D6765.svg" xlink:type="simple" xlink:show="embed" xlink:actuate="onLoad" loext:mime-type="image/svg+xml">
            <text:p/>
          </draw:image>
          <draw:image xlink:href="Pictures/100002010000000F000000350F523FF7A530A977.png" xlink:type="simple" xlink:show="embed" xlink:actuate="onLoad" loext:mime-type="image/png"/>
        </draw:frame>
        <draw:custom-shape draw:style-name="gr8" draw:text-style-name="P6" draw:layer="layout" svg:width="0.813cm" svg:height="1.524cm" svg:x="14.388cm" svg:y="14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4.798cm" svg:y1="14.705cm" svg:x2="14.798cm" svg:y2="13.464cm">
          <text:p/>
        </draw:line>
        <draw:custom-shape draw:style-name="gr7" draw:text-style-name="P5" draw:layer="layout" svg:width="0.315cm" svg:height="4.586cm" draw:transform="rotate (0.0872664625997165) translate (20.58cm 11.2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0.822cm" svg:height="0.822cm" svg:x="20.733cm" svg:y="15.639cm">
          <text:p text:style-name="P8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1" draw:layer="layout" svg:width="21.59cm" svg:height="10.312cm" svg:x="3.084cm" svg:y="5.359cm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4.112cm" svg:y1="9.456cm" svg:x2="10.684cm" svg:y2="7.064cm">
          <text:p/>
        </draw:line>
        <draw:line draw:style-name="gr23" draw:text-style-name="P2" draw:layer="layout" svg:x1="23.29cm" svg:y1="11.741cm" svg:x2="27.196cm" svg:y2="13.162cm">
          <text:p/>
        </draw:line>
        <draw:line draw:style-name="gr24" draw:text-style-name="P2" draw:layer="layout" svg:x1="23.406cm" svg:y1="11.342cm" svg:x2="27.312cm" svg:y2="12.763cm">
          <text:p/>
        </draw:line>
        <draw:line draw:style-name="gr25" draw:text-style-name="P2" draw:layer="layout" svg:x1="23.291cm" svg:y1="11.525cm" svg:x2="27.246cm" svg:y2="12.964cm">
          <text:p/>
        </draw:line>
        <draw:line draw:style-name="gr22" draw:text-style-name="P2" draw:layer="layout" svg:x1="10.705cm" svg:y1="6.926cm" svg:x2="23.291cm" svg:y2="11.508cm">
          <text:p/>
        </draw:line>
        <draw:line draw:style-name="gr6" draw:text-style-name="P2" draw:layer="layout" svg:x1="17.194cm" svg:y1="9.473cm" svg:x2="23.291cm" svg:y2="11.692cm">
          <text:p/>
        </draw:line>
        <draw:line draw:style-name="gr26" draw:text-style-name="P2" draw:layer="layout" svg:x1="0.334cm" svg:y1="8.024cm" svg:x2="3.568cm" svg:y2="9.199cm">
          <text:p/>
        </draw:line>
        <draw:custom-shape draw:style-name="gr5" draw:text-style-name="P3" draw:layer="layout" svg:width="0.203cm" svg:height="2.184cm" svg:x="6.314cm" svg:y="7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" draw:layer="layout" svg:x1="1.691cm" svg:y1="8.486cm" svg:x2="10.685cm" svg:y2="11.759cm">
          <text:p/>
        </draw:line>
        <draw:line draw:style-name="gr27" draw:text-style-name="P4" draw:layer="layout" svg:x1="10.654cm" svg:y1="11.775cm" svg:x2="17.223cm" svg:y2="9.385cm">
          <text:p/>
        </draw:line>
        <draw:line draw:style-name="gr28" draw:text-style-name="P2" draw:layer="layout" svg:x1="10.66cm" svg:y1="11.756cm" svg:x2="17.194cm" svg:y2="14.131cm">
          <text:p/>
        </draw:line>
        <draw:line draw:style-name="gr28" draw:text-style-name="P2" draw:layer="layout" svg:x1="17.205cm" svg:y1="14.296cm" svg:x2="27.54cm" svg:y2="10.534cm">
          <text:p/>
        </draw:line>
        <draw:custom-shape draw:style-name="gr29" draw:text-style-name="P5" draw:layer="layout" svg:width="0.398cm" svg:height="5.787cm" draw:transform="rotate (-0.0872664625997166) translate (8.445cm 3.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0.398cm" svg:height="5.787cm" draw:transform="rotate (0.0872664625997165) translate (20.737cm 11.6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0.813cm" svg:height="2.591cm" svg:x="14.387cm" svg:y="4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4.797cm" svg:y1="6.74cm" svg:x2="14.797cm" svg:y2="7.981cm">
          <text:p/>
        </draw:line>
        <draw:custom-shape draw:style-name="gr10" draw:text-style-name="P9" draw:layer="layout" svg:width="0.822cm" svg:height="0.822cm" svg:x="14.381cm" svg:y="5.091cm">
          <text:p text:style-name="P8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936cm" svg:height="13.31cm" svg:x="14.326cm" svg:y="4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822cm" svg:height="0.822cm" svg:x="8.189cm" svg:y="3.439cm">
          <text:p text:style-name="P1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822cm" svg:height="0.822cm" svg:x="5.998cm" svg:y="8.12cm">
          <text:p text:style-name="P1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822cm" svg:height="0.822cm" svg:x="21.033cm" svg:y="16.739cm">
          <text:p text:style-name="P8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23.29cm" svg:y1="12.139cm" svg:x2="27.404cm" svg:y2="10.643cm">
          <text:p/>
        </draw:line>
        <draw:line draw:style-name="gr24" draw:text-style-name="P2" draw:layer="layout" svg:x1="23.406cm" svg:y1="11.799cm" svg:x2="27.312cm" svg:y2="10.378cm">
          <text:p/>
        </draw:line>
        <draw:g>
          <draw:custom-shape draw:style-name="gr18" draw:text-style-name="P14" draw:layer="layout" svg:width="9.195cm" svg:height="0.762cm" draw:transform="rotate (-1.5707963267949) translate (4.759cm 5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9.195cm" svg:height="0.762cm" draw:transform="rotate (-1.5707963267949) translate (11.26cm 5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9.195cm" svg:height="0.762cm" draw:transform="rotate (-1.5707963267949) translate (17.761cm 5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9.195cm" svg:height="0.762cm" draw:transform="rotate (-1.5707963267949) translate (23.762cm 5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ellipse draw:style-name="gr15" draw:text-style-name="P13" xml:id="id3" draw:id="id3" draw:layer="layout" svg:width="3.116cm" svg:height="2cm" draw:transform="skewX (-0.00802851455917385) rotate (2.79252680319093) translate (28.253cm 14.428cm)" draw:kind="cut" draw:start-angle="88.96" draw:end-angle="271.12">
          <text:p/>
        </draw:ellipse>
        <draw:connector draw:style-name="gr16" draw:text-style-name="P7" draw:layer="layout" draw:type="curve" svg:x1="28.588cm" svg:y1="13.486cm" svg:x2="28.955cm" svg:y2="15.485cm" draw:start-shape="id3" draw:start-glue-point="3" svg:d="M28588 13486c807 0 623 1999 367 1999" svg:viewBox="0 0 586 2000">
          <text:p/>
        </draw:connector>
        <draw:custom-shape draw:style-name="gr10" draw:text-style-name="P9" draw:layer="layout" svg:width="0.822cm" svg:height="0.822cm" svg:x="27.365cm" svg:y="12.74cm">
          <text:p text:style-name="P8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03cm" svg:height="2.184cm" svg:x="19.314cm" svg:y="12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0.822cm" svg:height="0.822cm" svg:x="18.998cm" svg:y="13.12cm">
          <text:p text:style-name="P8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822cm" svg:height="0.822cm" svg:x="2.998cm" svg:y="5.288cm">
          <text:p text:style-name="P1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5" draw:text-style-name="P13" xml:id="id4" draw:id="id4" draw:layer="layout" svg:width="3.116cm" svg:height="2cm" draw:transform="skewX (-0.00802851455917392) rotate (-2.87979326579064) translate (28.929cm 11.183cm)" draw:kind="cut" draw:start-angle="88.96" draw:end-angle="271.12">
          <text:p/>
        </draw:ellipse>
        <draw:connector draw:style-name="gr16" draw:text-style-name="P7" draw:layer="layout" draw:type="curve" draw:line-skew="-0.165cm" svg:x1="28.662cm" svg:y1="10.219cm" svg:x2="29.367cm" svg:y2="7.523cm" draw:start-shape="id4" draw:start-glue-point="3" svg:d="M28662 10219c675 0 323-2696 705-2696" svg:viewBox="0 0 706 2697">
          <text:p/>
        </draw:connector>
        <draw:custom-shape draw:style-name="gr10" draw:text-style-name="P9" draw:layer="layout" svg:width="0.822cm" svg:height="0.822cm" svg:x="27.404cm" svg:y="10.009cm">
          <text:p text:style-name="P8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822cm" svg:height="0.822cm" svg:x="0.498cm" svg:y="7.788cm">
          <text:p text:style-name="P1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1.159cm" svg:height="1.133cm" svg:x="12.473cm" svg:y="6.18cm">
          <draw:image xlink:href="Pictures/1000121B0000013E00000457054CD229EC0D6765.svg" xlink:type="simple" xlink:show="embed" xlink:actuate="onLoad" loext:mime-type="image/svg+xml">
            <text:p/>
          </draw:image>
          <draw:image xlink:href="Pictures/100002010000000F000000350F523FF7A530A977.png" xlink:type="simple" xlink:show="embed" xlink:actuate="onLoad" loext:mime-type="image/png"/>
        </draw:frame>
        <draw:frame draw:style-name="gr20" draw:text-style-name="P15" draw:layer="layout" svg:width="1.159cm" svg:height="1.522cm" svg:x="12.474cm" svg:y="9.152cm">
          <draw:image xlink:href="Pictures/1000121B0000013E00000457054CD229EC0D6765.svg" xlink:type="simple" xlink:show="embed" xlink:actuate="onLoad" loext:mime-type="image/svg+xml">
            <text:p/>
          </draw:image>
          <draw:image xlink:href="Pictures/100002010000000F000000350F523FF7A530A977.png" xlink:type="simple" xlink:show="embed" xlink:actuate="onLoad" loext:mime-type="image/png"/>
        </draw:frame>
        <draw:frame draw:style-name="gr21" draw:text-style-name="P15" draw:layer="layout" svg:width="1.159cm" svg:height="1.112cm" svg:x="12.475cm" svg:y="13.221cm">
          <draw:image xlink:href="Pictures/1000121B0000013E00000457054CD229EC0D6765.svg" xlink:type="simple" xlink:show="embed" xlink:actuate="onLoad" loext:mime-type="image/svg+xml">
            <text:p/>
          </draw:image>
          <draw:image xlink:href="Pictures/100002010000000F000000350F523FF7A530A977.png" xlink:type="simple" xlink:show="embed" xlink:actuate="onLoad" loext:mime-type="image/png"/>
        </draw:frame>
        <draw:custom-shape draw:style-name="gr30" draw:text-style-name="P6" draw:layer="layout" svg:width="0.813cm" svg:height="2.591cm" svg:x="14.388cm" svg:y="14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4.798cm" svg:y1="14.966cm" svg:x2="14.798cm" svg:y2="13.725cm">
          <text:p/>
        </draw:line>
      </draw:page>
      <draw:page draw:name="page3" draw:style-name="dp1" draw:master-page-name="Default">
        <draw:custom-shape draw:style-name="gr32" draw:text-style-name="P16" draw:layer="layout" svg:width="7.417cm" svg:height="10.82cm" svg:x="4.471cm" svg:y="5.3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57cm" svg:height="10.82cm" svg:x="11.881cm" svg:y="5.385cm">
          <text:p text:style-name="P8"><text:s/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4.724cm" svg:height="10.82cm" svg:x="17.374cm" svg:y="5.385cm">
          <text:p text:style-name="P8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35" draw:text-style-name="P1" draw:layer="layout" svg:width="13.056cm" svg:height="6.604cm" svg:x="5.597cm" svg:y="9.033cm">
          <text:p/>
          <draw:enhanced-geometry svg:viewBox="0 0 21600 21600" draw:type="rectangle" draw:enhanced-path="M 0 0 L 21600 0 21600 21600 0 21600 0 0 Z N"/>
        </draw:custom-shape>
        <draw:line draw:style-name="gr36" draw:text-style-name="P7" draw:layer="layout" svg:x1="11.559cm" svg:y1="7.96cm" svg:x2="11.559cm" svg:y2="14.09cm">
          <text:p/>
        </draw:line>
        <draw:line draw:style-name="gr36" draw:text-style-name="P7" draw:layer="layout" svg:x1="17.223cm" svg:y1="7.96cm" svg:x2="17.223cm" svg:y2="12.554cm">
          <text:p/>
        </draw:line>
        <draw:line draw:style-name="gr37" draw:text-style-name="P2" draw:layer="layout" svg:x1="4.668cm" svg:y1="11.651cm" svg:x2="6.284cm" svg:y2="12.239cm">
          <text:p/>
        </draw:line>
        <draw:line draw:style-name="gr38" draw:text-style-name="P2" draw:layer="layout" svg:x1="5.046cm" svg:y1="11.785cm" svg:x2="12.093cm" svg:y2="14.349cm">
          <text:p/>
        </draw:line>
        <draw:line draw:style-name="gr39" draw:text-style-name="P2" draw:layer="layout" svg:x1="6.649cm" svg:y1="12.302cm" svg:x2="12.093cm" svg:y2="10.321cm">
          <text:p/>
        </draw:line>
        <draw:line draw:style-name="gr39" draw:text-style-name="P2" draw:layer="layout" svg:x1="12.149cm" svg:y1="10.321cm" svg:x2="20.935cm" svg:y2="13.52cm">
          <text:p/>
        </draw:line>
        <draw:line draw:style-name="gr38" draw:text-style-name="P2" draw:layer="layout" svg:x1="12.097cm" svg:y1="14.351cm" svg:x2="20.933cm" svg:y2="11.134cm">
          <text:p/>
        </draw:line>
        <draw:line draw:style-name="gr40" draw:text-style-name="P2" draw:layer="layout" svg:x1="17.729cm" svg:y1="12.354cm" svg:x2="21.093cm" svg:y2="13.578cm">
          <text:p/>
        </draw:line>
        <draw:line draw:style-name="gr41" draw:text-style-name="P2" draw:layer="layout" svg:x1="17.729cm" svg:y1="12.3cm" svg:x2="21.093cm" svg:y2="11.075cm">
          <text:p/>
        </draw:line>
        <draw:g>
          <draw:custom-shape draw:style-name="gr42" draw:text-style-name="P14" draw:layer="layout" svg:width="6.35cm" svg:height="0.512cm" draw:transform="rotate (-1.5707963267949) translate (6.859cm 9.16cm)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4" draw:layer="layout" svg:width="6.35cm" svg:height="0.496cm" draw:transform="rotate (-1.5707963267949) translate (12.353cm 9.16cm)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6.35cm" svg:height="0.512cm" draw:transform="rotate (-1.5707963267949) translate (17.904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5" draw:text-style-name="P13" xml:id="id5" draw:id="id5" draw:layer="layout" svg:width="2.002cm" svg:height="1.285cm" draw:transform="skewX (-0.00785398163397442) rotate (2.79252680319093) translate (21.33cm 14.345cm)" draw:kind="cut" draw:start-angle="88.96" draw:end-angle="271.12">
          <text:p/>
        </draw:ellipse>
        <draw:connector draw:style-name="gr16" draw:text-style-name="P7" draw:layer="layout" draw:type="curve" draw:line-skew="-0.444cm" svg:x1="21.545cm" svg:y1="13.74cm" svg:x2="21.878cm" svg:y2="14.903cm" draw:start-shape="id5" draw:start-glue-point="3" svg:d="M21545 13740c121 0-45 1163 333 1163" svg:viewBox="0 0 334 1164">
          <text:p/>
        </draw:connector>
        <draw:custom-shape draw:style-name="gr29" draw:text-style-name="P5" draw:layer="layout" svg:width="0.398cm" svg:height="5.787cm" draw:transform="rotate (-0.0872664625997166) translate (8.105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03cm" svg:height="2.184cm" svg:x="9.658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0.398cm" svg:height="5.787cm" draw:transform="rotate (0.0872664625997165) translate (15.881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0.813cm" svg:height="2.591cm" svg:x="12.631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3.041cm" svg:y1="9.294cm" svg:x2="13.041cm" svg:y2="10.535cm">
          <text:p/>
        </draw:line>
        <draw:custom-shape draw:style-name="gr10" draw:text-style-name="P9" draw:layer="layout" svg:width="0.822cm" svg:height="0.822cm" svg:x="5.642cm" svg:y="9.104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822cm" svg:height="0.822cm" svg:x="7.642cm" svg:y="11.924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822cm" svg:height="0.822cm" svg:x="9.342cm" svg:y="10.805cm">
          <text:p text:style-name="P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822cm" svg:height="0.822cm" svg:x="12.625cm" svg:y="7.645cm">
          <text:p text:style-name="P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822cm" svg:height="0.822cm" svg:x="15.908cm" svg:y="11.924cm">
          <text:p text:style-name="P8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822cm" svg:height="0.822cm" svg:x="20.609cm" svg:y="13.125cm">
          <text:p text:style-name="P8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813cm" svg:height="8.28cm" svg:x="12.631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9" draw:layer="layout" svg:width="4.486cm" svg:height="0.962cm" svg:x="5.883cm" svg:y="5.565cm">
          <draw:text-box>
            <text:p><text:span text:style-name="T2">Pre-selection</text:span></text:p>
          </draw:text-box>
        </draw:frame>
        <draw:frame draw:style-name="gr46" draw:text-style-name="P19" draw:layer="layout" svg:width="4.841cm" svg:height="0.962cm" svg:x="17.316cm" svg:y="5.565cm">
          <draw:text-box>
            <text:p><text:span text:style-name="T2">Post-selection</text:span></text:p>
          </draw:text-box>
        </draw:frame>
        <draw:frame draw:style-name="gr47" draw:text-style-name="P19" draw:layer="layout" svg:width="3.749cm" svg:height="0.962cm" svg:x="12.785cm" svg:y="5.565cm">
          <draw:text-box>
            <text:p><text:span text:style-name="T2">Interaction</text:span></text:p>
          </draw:text-box>
        </draw:frame>
        <draw:ellipse draw:style-name="gr15" draw:text-style-name="P13" xml:id="id6" draw:id="id6" draw:layer="layout" svg:width="2.002cm" svg:height="1.285cm" draw:transform="skewX (-0.00785398163397447) rotate (-2.79252680319093) translate (21.728cm 11.524cm)" draw:kind="cut" draw:start-angle="88.96" draw:end-angle="271.12">
          <text:p/>
        </draw:ellipse>
        <draw:connector draw:style-name="gr16" draw:text-style-name="P7" draw:layer="layout" draw:type="curve" draw:line-skew="-0.157cm" svg:x1="21.504cm" svg:y1="10.922cm" svg:x2="21.715cm" svg:y2="9.476cm" draw:start-shape="id6" draw:start-glue-point="3" svg:d="M21504 10922c555 0 449-1446 211-1446" svg:viewBox="0 0 405 1447">
          <text:p/>
        </draw:connector>
        <draw:custom-shape draw:style-name="gr10" draw:text-style-name="P9" draw:layer="layout" svg:width="0.822cm" svg:height="0.822cm" svg:x="20.609cm" svg:y="10.725cm">
          <text:p text:style-name="P8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0" draw:layer="layout" svg:width="1.778cm" svg:height="1.067cm" svg:x="9.779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9" draw:text-style-name="P21" draw:layer="layout" svg:width="0.216cm" svg:height="1.027cm" svg:x="11.241cm" svg:y="7.15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50" draw:text-style-name="P21" draw:layer="layout" svg:width="1.245cm" svg:height="1.027cm" svg:x="9.913cm" svg:y="7.15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51" draw:text-style-name="P21" draw:layer="layout" svg:width="0.224cm" svg:height="0.943cm" svg:x="16.863cm" svg:y="7.23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52" draw:text-style-name="P21" draw:layer="layout" svg:width="0.637cm" svg:height="0.943cm" svg:x="16.169cm" svg:y="7.235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53" draw:text-style-name="P20" draw:layer="layout" svg:width="1.27cm" svg:height="1.067cm" svg:x="15.953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2" draw:layer="layout" svg:width="17.678cm" svg:height="10.82cm" svg:x="4.442cm" svg:y="5.38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13" draw:text-style-name="P2" draw:layer="layout" svg:x1="16.671cm" svg:y1="14.002cm" svg:x2="20.785cm" svg:y2="12.506cm">
          <text:p/>
        </draw:line>
        <draw:line draw:style-name="gr55" draw:text-style-name="P2" draw:layer="layout" svg:x1="15.855cm" svg:y1="11.51cm" svg:x2="19.969cm" svg:y2="10.014cm">
          <text:p/>
        </draw:line>
        <draw:line draw:style-name="gr56" draw:text-style-name="P2" draw:layer="layout" svg:x1="16.208cm" svg:y1="13.163cm" svg:x2="20.322cm" svg:y2="11.667cm">
          <text:p/>
        </draw:line>
        <draw:line draw:style-name="gr56" draw:text-style-name="P2" draw:layer="layout" svg:x1="16.155cm" svg:y1="9.91cm" svg:x2="20.269cm" svg:y2="8.414cm">
          <text:p/>
        </draw:line>
        <draw:line draw:style-name="gr13" draw:text-style-name="P2" draw:layer="layout" svg:x1="16.966cm" svg:y1="13.892cm" svg:x2="21.08cm" svg:y2="12.39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2" draw:display-name="Line Style 2" draw:style="rect" draw:dots1="1" draw:distance="0.66cm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_5f_1" style:display-name="Object with no fill and no lin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4T18:50:44.240715939</meta:creation-date>
    <dc:date>2025-02-17T19:20:53.830677374</dc:date>
    <meta:editing-duration>PT8H59M49S</meta:editing-duration>
    <meta:editing-cycles>7</meta:editing-cycles>
    <meta:generator>LibreOffice/6.4.7.2$Linux_X86_64 LibreOffice_project/40$Build-2</meta:generator>
    <meta:document-statistic meta:object-count="139"/>
  </office:meta>
</office:document-meta>
</file>